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b9ba" officeooo:paragraph-rsid="0019b9b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officeooo:rsid="0019b9ba" officeooo:paragraph-rsid="0019b9b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9b9ba" officeooo:paragraph-rsid="0019b9b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d8052" officeooo:paragraph-rsid="001d805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e315f" officeooo:paragraph-rsid="001e315f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normal" officeooo:rsid="001e315f" officeooo:paragraph-rsid="001e315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ebdec" officeooo:paragraph-rsid="001ebde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bold" officeooo:rsid="0019b9ba" officeooo:paragraph-rsid="0019b9ba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d8052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rsid="001e315f" officeooo:paragraph-rsid="001e315f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e315f" officeooo:paragraph-rsid="001e315f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Heading">
      <style:text-properties officeooo:rsid="001e315f" officeooo:paragraph-rsid="001e315f"/>
    </style:style>
    <style:style style:name="T1" style:family="text">
      <style:text-properties style:text-underline-style="none" fo:font-weight="normal" officeooo:rsid="001d8052" style:font-weight-asian="normal" style:font-weight-complex="normal"/>
    </style:style>
    <style:style style:name="T2" style:family="text">
      <style:text-properties officeooo:rsid="001e31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s Tema 2: Trabajamos con JavaScript</text:p>
      <text:p text:style-name="P1"/>
      <text:p text:style-name="P2">1.- ES7, 8, 9, 10, 11 tabla con las innovaciones realizadas. Sé breve.</text:p>
      <text:p text:style-name="P2"/>
      <text:p text:style-name="P3">La séptima edición incorpora el método Array.prototype.includes() y el operador exponencial **</text:p>
      <text:p text:style-name="P3"/>
      <text:p text:style-name="P3">La octava edición incluye constructores async/await</text:p>
      <text:p text:style-name="P3"/>
      <text:p text:style-name="P3">La novena edición incluye operadores rest/spread para variables, iteración asincrónica y Promise.prototype.finally()</text:p>
      <text:p text:style-name="P3"/>
      <text:p text:style-name="P3">La décima edición incorporó Array.flat(), Array.flatMap(), String.trimStart(), String.trimEnd, errores opcionales en el bloque catch, Objetct.FromEntries() y Symbol.description</text:p>
      <text:p text:style-name="P3"/>
      <text:p text:style-name="P3">La undécima edición incluye el tipo primitivo BigInt y el objeto globalThis</text:p>
      <text:p text:style-name="P2"/>
      <text:p text:style-name="P2">2.- ¿Por qué nunca llegó a liberarse la versión 4 de javascript?</text:p>
      <text:p text:style-name="P2"/>
      <text:p text:style-name="P4">Debido a diferencias políticas respecto a la complejidad del lenguaje. Muchas características propuestas para esta edición fueron completamente abandonadas y otras fueron propuestas para la edición ECMAScript Harmony.</text:p>
      <text:p text:style-name="P2"/>
      <text:p text:style-name="P2">3.- ¿Que son las aplicaciones isomórficas?</text:p>
      <text:p text:style-name="P2"/>
      <text:p text:style-name="P4">Es aquella que comparte todo o parte de su código entre el cliente y el servidor.</text:p>
      <text:p text:style-name="P2"/>
      <text:p text:style-name="P2">4.- ¿Qué es el gestor de paquetes NPM?</text:p>
      <text:p text:style-name="P2"/>
      <text:p text:style-name="P4">NPM o Node Package Manager es el administrador de paquetes predeterminado para el tiempo de ejecución de JavaScript Node.js.</text:p>
      <text:p text:style-name="P2"/>
      <text:p text:style-name="P2">5.- ¿Qué es una app wereable? ¿Con qué tipo de dispositivos se las relaciona?</text:p>
      <text:p text:style-name="P2"/>
      <text:p text:style-name="P9"><text:span text:style-name="T1">Es una app que se ejecuta directamente en un accesorio que llevemos colocado encima, como un reloj y proporcionan acceso a hardware como sensores y la GPU.</text:span></text:p>
      <text:p text:style-name="P2"/>
      <text:p text:style-name="P2">6.- Relación entre clojure y clojureScript</text:p>
      <text:p text:style-name="P2"/>
      <text:p text:style-name="P4">ClojureScript es un compilador para Clojure que tiene JavaScript como objetivo. Ha sido diseñado para ejecutar código JavaScript que es compatible con el modo de compilación avanzado <text:span text:style-name="T2">de Google Closure</text:span></text:p>
      <text:p text:style-name="P2"/>
      <text:p text:style-name="P2">7.- Relación entre Scala y ScalaScript</text:p>
      <text:p text:style-name="P2"/>
      <text:p text:style-name="P5">ScalaScript es una extensión para VSCode que añade algunas características al lenguaje Scala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8.- Ventajas y desventajas de usar GitHub, Gitlab y BitBucket. Puedes plantearlo en una</text:p>
      <text:p text:style-name="P2">tabla de dos filas y tres columnas.</text:p>
      <text:p text:style-name="P6"/>
      <table:table table:name="Tabla1" table:style-name="Tabla1">
        <table:table-column table:style-name="Tabla1.A" table:number-columns-repeated="3"/>
        <table:table-header-rows>
          <table:table-row table:style-name="TableLine94349182854464">
            <table:table-cell table:style-name="Tabla1.A1" office:value-type="string">
              <text:p text:style-name="Table_20_Heading"/>
            </table:table-cell>
            <table:table-cell table:style-name="Tabla1.A1" office:value-type="string">
              <text:p text:style-name="P15">Ventajas</text:p>
            </table:table-cell>
            <table:table-cell table:style-name="Tabla1.A1" office:value-type="string">
              <text:p text:style-name="P15">Desventajas</text:p>
            </table:table-cell>
          </table:table-row>
        </table:table-header-rows>
        <table:table-row table:style-name="TableLine94349182854464">
          <table:table-cell table:style-name="Tabla1.A1" office:value-type="string">
            <text:p text:style-name="P12">GitHub</text:p>
          </table:table-cell>
          <table:table-cell table:style-name="Tabla1.A1" office:value-type="string">
            <text:p text:style-name="P11">- Servicios gratuitos, aunque también tiene servicios de pago.</text:p>
            <text:p text:style-name="P11">- Búsqueda muy rápida en la estructura de los repositorios.</text:p>
            <text:p text:style-name="P11">- Amplia comunidad y fácil encontrar ayuda.</text:p>
            <text:p text:style-name="P11">- Ofrece prácticas herramientas para la cooperación y buena integración con Git.</text:p>
            <text:p text:style-name="P11">- Fácil integrar con otros servicios de terceros.</text:p>
          </table:table-cell>
          <table:table-cell table:style-name="Tabla1.A1" office:value-type="string">
            <text:p text:style-name="P13">- <text:span text:style-name="T2">No es absolutamente abierto.</text:span></text:p>
            <text:p text:style-name="P13">- <text:span text:style-name="T2">Tiene limitaciones de espacio, ya que no puedes exceder de 100MB en un solo archivo, mientras que los repositorios están limitados a 1GB en la versión gratis.</text:span></text:p>
          </table:table-cell>
        </table:table-row>
        <table:table-row table:style-name="TableLine94349182854464">
          <table:table-cell table:style-name="Tabla1.A1" office:value-type="string">
            <text:p text:style-name="P12">GitLab</text:p>
          </table:table-cell>
          <table:table-cell table:style-name="Tabla1.A1" office:value-type="string">
            <text:p text:style-name="P10">- <text:span text:style-name="T2">Plan gratuito y sin limitaciones, aunque tiene planes de pago.</text:span></text:p>
            <text:p text:style-name="P10">- <text:span text:style-name="T2">Es de licencia de código abierto.</text:span></text:p>
            <text:p text:style-name="P10">- <text:span text:style-name="T2">Permite el autohospedaje en cualquier plan.</text:span></text:p>
            <text:p text:style-name="P10">- <text:span text:style-name="T2">Está muy bien integrado con Git.</text:span></text:p>
          </table:table-cell>
          <table:table-cell table:style-name="Tabla1.A1" office:value-type="string">
            <text:p text:style-name="P14">- <text:span text:style-name="T2">Su interfaz puede ser algo más lenta con respecto a la competencia.</text:span></text:p>
            <text:p text:style-name="P14">- <text:span text:style-name="T2">Existen algunos problemas habituales con los repositorios.</text:span></text:p>
          </table:table-cell>
        </table:table-row>
        <table:table-row table:style-name="TableLine94349182854464">
          <table:table-cell table:style-name="Tabla1.A1" office:value-type="string">
            <text:p text:style-name="P12">BitBucket</text:p>
          </table:table-cell>
          <table:table-cell table:style-name="Tabla1.A1" office:value-type="string">
            <text:p text:style-name="P10">- <text:span text:style-name="T2">Repositorios privados para pequeños equipos de hasta 5 integrantes.</text:span></text:p>
            <text:p text:style-name="P10">- <text:span text:style-name="T2">Búsqueda consistente de código, en lugar de indexar su código como texto utiliza una búsqueda semántica que analiza la sintaxis de su código.</text:span></text:p>
            <text:p text:style-name="P10">- <text:span text:style-name="T2">Su enfoque empresarial significa que encontrarás funciones como las listas blancas de Ips y verificación en dos pasos.</text:span></text:p>
            <text:p text:style-name="P10">- <text:span text:style-name="T2">Importación de proyectos Git desde Excel, Github entre otros.</text:span></text:p>
            <text:p text:style-name="P10">- <text:span text:style-name="T2">Condiciones especiales para estudiantes y profesores.</text:span></text:p>
          </table:table-cell>
          <table:table-cell table:style-name="Tabla1.A1" office:value-type="string">
            <text:p text:style-name="P13">- <text:span text:style-name="T2">No es de código abierto, pero admite proyectos de código abierto.</text:span></text:p>
          </table:table-cell>
        </table:table-row>
      </table:table>
      <text:p text:style-name="P2"/>
      <text:p text:style-name="P2"/>
      <text:p text:style-name="P2">9.- ¿Qué es Chromium?</text:p>
      <text:p text:style-name="P2"/>
      <text:p text:style-name="P5">Es una versión de código abierto de Google Chrome, pero sin todos los códecs exclusivos y otros elementos con los que Google pretende diferenciar Chrome de otros navegadores.</text:p>
      <text:p text:style-name="P2"/>
      <text:p text:style-name="P2">10.- ¿A qué se refiere el término cross-browser?</text:p>
      <text:p text:style-name="P2"/>
      <text:p text:style-name="P7">Se refiere al desarrollo de páginas web que se ven exactamente igual en cualquier navegado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2:15:24.248639329</meta:creation-date>
    <dc:date>2021-10-05T13:53:43.580779597</dc:date>
    <meta:editing-duration>PT1M38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2" meta:paragraph-count="49" meta:word-count="558" meta:character-count="3597" meta:non-whitespace-character-count="3088"/>
  </office:meta>
</office:document-meta>
</file>